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f39d" officeooo:paragraph-rsid="000af39d"/>
    </style:style>
    <style:style style:name="P2" style:family="paragraph" style:parent-style-name="Standard">
      <style:text-properties fo:font-weight="bold" officeooo:rsid="000af39d" officeooo:paragraph-rsid="000af39d" style:font-weight-asian="bold" style:font-weight-complex="bold"/>
    </style:style>
    <style:style style:name="P3" style:family="paragraph" style:parent-style-name="Standard">
      <style:text-properties fo:font-weight="bold" officeooo:rsid="000af39d" officeooo:paragraph-rsid="000af39d" style:font-weight-asian="bold" style:font-weight-complex="bold"/>
    </style:style>
    <style:style style:name="P4" style:family="paragraph" style:parent-style-name="Standard">
      <style:text-properties fo:color="#ff3333" fo:font-weight="bold" officeooo:rsid="000af39d" officeooo:paragraph-rsid="000af39d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11.906cm"/>
        </style:tab-stops>
      </style:paragraph-properties>
      <style:text-properties fo:color="#ff3333" fo:font-weight="bold" officeooo:rsid="000af39d" officeooo:paragraph-rsid="000af39d" style:font-weight-asian="bold" style:font-weight-complex="bold"/>
    </style:style>
    <style:style style:name="P6" style:family="paragraph" style:parent-style-name="Standard">
      <style:text-properties fo:color="#ff3333" officeooo:rsid="000af39d" officeooo:paragraph-rsid="000af39d"/>
    </style:style>
    <style:style style:name="P7" style:family="paragraph" style:parent-style-name="Standard">
      <style:text-properties fo:color="#00cc00" fo:font-weight="bold" officeooo:rsid="000af39d" officeooo:paragraph-rsid="000af39d" style:font-weight-asian="bold" style:font-weight-complex="bold"/>
    </style:style>
    <style:style style:name="P8" style:family="paragraph" style:parent-style-name="Standard">
      <style:text-properties fo:color="#00cc00" officeooo:rsid="000af39d" officeooo:paragraph-rsid="000af39d"/>
    </style:style>
    <style:style style:name="P9" style:family="paragraph" style:parent-style-name="Standard">
      <style:text-properties fo:color="#ff0000" fo:font-weight="bold" officeooo:rsid="000af39d" officeooo:paragraph-rsid="000af39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/>
    </style:style>
    <style:style style:name="T3" style:family="text">
      <style:text-properties fo:color="#00cc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@British_Airways I've been waiting over 3 weeks, how long am I expecting to wait? Ridiculous</text:p>
      <text:p text:style-name="P4">compound: -0.3612, </text:p>
      <text:p text:style-name="P4">neg: 0.172, </text:p>
      <text:p text:style-name="P4">neu: 0.828, </text:p>
      <text:p text:style-name="P4">pos: 0.0, </text:p>
      <text:p text:style-name="P4">@IndiGo6E thank you for the torture. Delayed flight. Failed assurance. Ride call centre executives.</text:p>
      <text:p text:style-name="P4">compound: -0.6369, </text:p>
      <text:p text:style-name="P4">neg: 0.396, </text:p>
      <text:p text:style-name="P4">neu: 0.391, </text:p>
      <text:p text:style-name="P2"><text:span text:style-name="T2">pos: 0.213,</text:span> </text:p>
      <text:p text:style-name="P2">Check out my profile on Escort-Ads ukra https://t.co/8BLfTSkoFd</text:p>
      <text:p text:style-name="P2">compound: 0.0, </text:p>
      <text:p text:style-name="P2">neg: 0.0, </text:p>
      <text:p text:style-name="P2">neu: 1.0, </text:p>
      <text:p text:style-name="P2">pos: 0.0</text:p>
      <text:p text:style-name="P1">RT @DavidJo52951945: A message to all Brits, do not go to muslim countries https://t.co/Oev5pq9glt</text:p>
      <text:p text:style-name="P1">compound: 0.0, </text:p>
      <text:p text:style-name="P1">neg: 0.0, </text:p>
      <text:p text:style-name="P1">neu: 1.0, </text:p>
      <text:p text:style-name="P1">pos: 0.0, </text:p>
      <text:p text:style-name="P1">And they want these barbaric laws all over the world. Stockholm syndrome https://t.co/7NvRNNr5IJ</text:p>
      <text:p text:style-name="P1">compound: 0.0772, </text:p>
      <text:p text:style-name="P1">neg: 0.0, </text:p>
      <text:p text:style-name="P1">neu: 0.902, </text:p>
      <text:p text:style-name="P1">pos: 0.098, </text:p>
      <text:p text:style-name="P4">@AmericanAir you are a dumpster fire of an airline</text:p>
      <text:p text:style-name="P4">compound: -0.4588, </text:p>
      <text:p text:style-name="P4">neg: 0.4, </text:p>
      <text:p text:style-name="P4">neu: 0.6, </text:p>
      <text:p text:style-name="P4">pos: 0.0, </text:p>
      <text:p text:style-name="P1">Emirates Says Rolls-Royce A380 Engines Not Up to Agreed Standard https://t.co/hIko9hKxMb</text:p>
      <text:p text:style-name="P1">compound: 0.2732, </text:p>
      <text:p text:style-name="P1">neg: 0.0, </text:p>
      <text:p text:style-name="P1">neu: 0.826, </text:p>
      <text:p text:style-name="P1">pos: 0.174, </text:p>
      <text:p text:style-name="P1">Headed to Wilmington on americanair #weddingscout @ Miami International Airport - MIA https://t.co/Hn3IRIYt5n</text:p>
      <text:p text:style-name="P1">compound: -0.4466, </text:p>
      <text:p text:style-name="P1">neg: 0.227, </text:p>
      <text:p text:style-name="P1">neu: 0.773, </text:p>
      <text:p text:style-name="P1">pos: 0.0, </text:p>
      <text:p text:style-name="P1">United Arab Emirates law against #raped women is chauvinistic lobbying for men. https://t.co/wxXrYQXzgD</text:p>
      <text:p text:style-name="P1">compound: 0.3612, </text:p>
      <text:p text:style-name="P1">neg: 0.086, </text:p>
      <text:p text:style-name="P1">neu: 0.728, </text:p>
      <text:p text:style-name="P1">pos: 0.185, </text:p>
      <text:p text:style-name="P1"><text:soft-page-break/>I wonder if the fact that, even though it's a @British_Airways flight, I booked under an @AmericanAir flight number... #neverflywithjimevans</text:p>
      <text:p text:style-name="P1">compound: 0.0, </text:p>
      <text:p text:style-name="P1">neg: 0.0, </text:p>
      <text:p text:style-name="P1">neu: 1.0, </text:p>
      <text:p text:style-name="P1">pos: 0.0, </text:p>
      <text:p text:style-name="P4">Pray 4passengers @AmericanAir who disrespected family of Sgt. John Perry. May their hearts heal from whatever sadness caused their actions</text:p>
      <text:p text:style-name="P4">compound: -0.5574, </text:p>
      <text:p text:style-name="P4">neg: 0.234, </text:p>
      <text:p text:style-name="P4">neu: 0.675, </text:p>
      <text:p text:style-name="P2"><text:span text:style-name="T2">pos: 0.091,</text:span> </text:p>
      <text:p text:style-name="P7">In last season's first match at Emirates, it was already 3-0 in favor of Arsenal</text:p>
      <text:p text:style-name="P7">compound: 0.4019, </text:p>
      <text:p text:style-name="P7">neg: 0.0, </text:p>
      <text:p text:style-name="P7">neu: 0.838, </text:p>
      <text:p text:style-name="P7">pos: 0.162, </text:p>
      <text:p text:style-name="P4">RT @jalloyd4: @British_Airways You lost my bag in #Amsterdam in September and it is still lost, now my flight to #Tampa today is delayed.</text:p>
      <text:p text:style-name="P4">compound: -0.6705, </text:p>
      <text:p text:style-name="P4">neg: 0.236, </text:p>
      <text:p text:style-name="P4">neu: 0.764, </text:p>
      <text:p text:style-name="P4">pos: 0.0, </text:p>
      <text:p text:style-name="P1">@DamiElebe @UcheBriggs @thejidetaiwo But then there's also Qatar and Barcelona, Arsenal and Emirates</text:p>
      <text:p text:style-name="P1">compound: 0.0, </text:p>
      <text:p text:style-name="P1">neg: 0.0, </text:p>
      <text:p text:style-name="P1">neu: 1.0, </text:p>
      <text:p text:style-name="P1">pos: 0.0, </text:p>
      <text:p text:style-name="P1">RARE! Soccor Team #RealMadrid Fly Emirates #Jersey BABY ONESIE 6-12M https://t.co/NiLKEL05k5 #CR7 #HalaMadrid https://t.co/GmRlRuiW03</text:p>
      <text:p text:style-name="P1">compound: 0.0, </text:p>
      <text:p text:style-name="P1">neg: 0.0, </text:p>
      <text:p text:style-name="P1">neu: 1.0, </text:p>
      <text:p text:style-name="P1">pos: 0.0, </text:p>
      <text:p text:style-name="P1">Wenger relax abeg cuz that seat u no dey emirates #Mufc</text:p>
      <text:p text:style-name="P1">compound: 0.1779, </text:p>
      <text:p text:style-name="P1">neg: 0.168, </text:p>
      <text:p text:style-name="P1">neu: 0.611, </text:p>
      <text:p text:style-name="P1">pos: 0.221, </text:p>
      <text:p text:style-name="P1">#Emirates #Airline says some technical issues with Rolls-Royce #A380 engines - Zawya : https://t.co/m6jzJ4HVGA</text:p>
      <text:p text:style-name="P1">compound: 0.0, </text:p>
      <text:p text:style-name="P1">neg: 0.0, </text:p>
      <text:p text:style-name="P1">neu: 1.0, </text:p>
      <text:p text:style-name="P1">pos: 0.0, </text:p>
      <text:p text:style-name="P2">@AmericanAir Can you confirm if american is coming back to brussels next year with another destination?</text:p>
      <text:p text:style-name="P2">compound: 0.0, </text:p>
      <text:p text:style-name="P2">neg: 0.0, </text:p>
      <text:p text:style-name="P2">neu: 1.0, </text:p>
      <text:p text:style-name="P2">pos: 0.0</text:p>
      <text:p text:style-name="P1"><text:soft-page-break/>@British_Airways "..for parents or guardian... "??? I think you mean "..of parents.."? Am I right?</text:p>
      <text:p text:style-name="P1">compound: 0.0, </text:p>
      <text:p text:style-name="P1">neg: 0.0, </text:p>
      <text:p text:style-name="P1">neu: 1.0, </text:p>
      <text:p text:style-name="P1">pos: 0.0</text:p>
      <text:p text:style-name="P1">Now hiring for: Health Food Chef de Cuisine Restaurant Company Dubai in Dubai, United Arab Emirates https://t.co/0djzlOg1yd #job</text:p>
      <text:p text:style-name="P1">compound: 0.4215, </text:p>
      <text:p text:style-name="P1">neg: 0.0, </text:p>
      <text:p text:style-name="P1">neu: 0.859, </text:p>
      <text:p text:style-name="P1">pos: 0.141</text:p>
      <text:p text:style-name="P4">RT @jalloyd4: @British_Airways You lost my bag in #Amsterdam in September and it is still lost, now my flight to #Tampa today is delayed.</text:p>
      <text:p text:style-name="P4">compound: -0.6705, </text:p>
      <text:p text:style-name="P4">neg: 0.236, </text:p>
      <text:p text:style-name="P4">neu: 0.764, </text:p>
      <text:p text:style-name="P4">pos: 0.0</text:p>
      <text:p text:style-name="P1">I would give Man U a blank cheque to bring Rashford to the emirates</text:p>
      <text:p text:style-name="P1">compound: 0.0, </text:p>
      <text:p text:style-name="P1">neg: 0.0, </text:p>
      <text:p text:style-name="P1">neu: 1.0, </text:p>
      <text:p text:style-name="P1">pos: 0.0, </text:p>
      <text:p text:style-name="P1">RT @Arn_Del: #BREAKING - Video of an Emirates AT-802 performing an airstrike on #Ganfouda #Benghazi https://t.co/wYgJ2hn7ty</text:p>
      <text:p text:style-name="P1">compound: 0.0, </text:p>
      <text:p text:style-name="P1">neg: 0.0, </text:p>
      <text:p text:style-name="P1">neu: 1.0, </text:p>
      <text:p text:style-name="P1">pos: 0.0, </text:p>
      <text:p text:style-name="P7">@AmericanAir Thank you! Some of your wonderful agents did me a huge favor and got my return flight for my honeymoon booked. So grateful!</text:p>
      <text:p text:style-name="P7">compound: 0.9334, </text:p>
      <text:p text:style-name="P7">neg: 0.0, </text:p>
      <text:p text:style-name="P7">neu: 0.544, </text:p>
      <text:p text:style-name="P7">pos: 0.456</text:p>
      <text:p text:style-name="P8">I<text:span text:style-name="T1">n all likelihood, l will be at the Arsenal-United return fixture at the Emirates in May. Would be a dream come true.</text:span></text:p>
      <text:p text:style-name="P7">compound: 0.5859, </text:p>
      <text:p text:style-name="P7">neg: 0.0, </text:p>
      <text:p text:style-name="P7">neu: 0.789, </text:p>
      <text:p text:style-name="P2"><text:span text:style-name="T3">pos: 0.211</text:span> </text:p>
      <text:p text:style-name="P1">@DaveWallsworth @British_Airways 567 Tons!?</text:p>
      <text:p text:style-name="P1">compound: 0.0, </text:p>
      <text:p text:style-name="P1">neg: 0.0, </text:p>
      <text:p text:style-name="P1">neu: 1.0, </text:p>
      <text:p text:style-name="P1">pos: 0.0, </text:p>
      <text:p text:style-name="P9">@British_Airways @e11ablack8 <text:s/>I've checked in now so booking bags can't happen. Second time this trip the website has failed</text:p>
      <text:p text:style-name="P9">compound: -0.5106, </text:p>
      <text:p text:style-name="P9">neg: 0.155, </text:p>
      <text:p text:style-name="P9">neu: 0.845, </text:p>
      <text:p text:style-name="P9">pos: 0.0</text:p>
      <text:p text:style-name="P1">@theseanodell @AmericanAir Don't they know who you are?!?</text:p>
      <text:p text:style-name="P1"><text:soft-page-break/>compound: 0.0, </text:p>
      <text:p text:style-name="P1">neg: 0.0, </text:p>
      <text:p text:style-name="P1">neu: 1.0, </text:p>
      <text:p text:style-name="P1">pos: 0.0, </text:p>
      <text:p text:style-name="P2">@IndiGo6E Can we carry an infants stroller as checked in luggage? Not mentioned in the FAQs</text:p>
      <text:p text:style-name="P2">compound: 0.0, </text:p>
      <text:p text:style-name="P2">neg: 0.0, </text:p>
      <text:p text:style-name="P2">neu: 1.0, </text:p>
      <text:p text:style-name="P2">pos: 0.0</text:p>
      <text:p text:style-name="P7">@AmericanAir #Grandson Isaiah says thanks #pilots for hospitality #vacation #Hotlanta here we come https://t.co/Fctg5J5i04</text:p>
      <text:p text:style-name="P7">compound: 0.4404, </text:p>
      <text:p text:style-name="P7">neg: 0.0, </text:p>
      <text:p text:style-name="P7">neu: 0.818, </text:p>
      <text:p text:style-name="P7">pos: 0.182</text:p>
      <text:p text:style-name="P7">@dutweets Dear Du,</text:p>
      <text:p text:style-name="P7">We need arabic commentators for football games!!we are in united arab emirates!!</text:p>
      <text:p text:style-name="P7">compound: 0.7627, </text:p>
      <text:p text:style-name="P7">neg: 0.0, </text:p>
      <text:p text:style-name="P7">neu: 0.664, </text:p>
      <text:p text:style-name="P7">pos: 0.336</text:p>
      <text:p text:style-name="P1">I thought the game was going to be at the Emirates.</text:p>
      <text:p text:style-name="P1">compound: 0.0, </text:p>
      <text:p text:style-name="P1">neg: 0.0, </text:p>
      <text:p text:style-name="P1">neu: 1.0, </text:p>
      <text:p text:style-name="P1">pos: 0.0, </text:p>
      <text:p text:style-name="P7">#AA1708 crew was amazing! Thanks for a great flight @AlaskaAir @AmericanAir</text:p>
      <text:p text:style-name="P7">compound: 0.902, </text:p>
      <text:p text:style-name="P7">neg: 0.0, </text:p>
      <text:p text:style-name="P7">neu: 0.387, </text:p>
      <text:p text:style-name="P7">pos: 0.613, </text:p>
      <text:p text:style-name="P1">RT @politically_cor: Our weak leaders should be demanding release or pay consequences. Saudi should be flattened. https://t.co/QZR1hMO9aB</text:p>
      <text:p text:style-name="P1">compound: -0.6369, </text:p>
      <text:p text:style-name="P1">neg: 0.307, </text:p>
      <text:p text:style-name="P1">neu: 0.693, </text:p>
      <text:p text:style-name="P1">pos: 0.0, </text:p>
      <text:p text:style-name="P1">Absolute fucking joke, if that's at the Emirates Arsenal are getting a pen</text:p>
      <text:p text:style-name="P1">compound: 0.3597, </text:p>
      <text:p text:style-name="P1">neg: 0.0, </text:p>
      <text:p text:style-name="P1">neu: 0.815, </text:p>
      <text:p text:style-name="P1">pos: 0.185, </text:p>
      <text:p text:style-name="P1">Throw back to the summer when I walked through the Emirates. Hope you wankas blow it #MUFCvAFC https://t.co/8iF7R1er3x</text:p>
      <text:p text:style-name="P1">compound: 0.4404, </text:p>
      <text:p text:style-name="P1">neg: 0.0, </text:p>
      <text:p text:style-name="P1">neu: 0.847, </text:p>
      <text:p text:style-name="P1">pos: 0.153, </text:p>
      <text:p text:style-name="P1">RT @Arn_Del: #BREAKING - Video of an Emirates AT-802 performing an airstrike on #Ganfouda #Benghazi https://t.co/wYgJ2hn7ty</text:p>
      <text:p text:style-name="P1">compound: 0.0, </text:p>
      <text:p text:style-name="P1"><text:soft-page-break/>neg: 0.0, </text:p>
      <text:p text:style-name="P1">neu: 1.0, </text:p>
      <text:p text:style-name="P1">pos: 0.0, </text:p>
      <text:p text:style-name="P4">@AmericanAir STOP telling me I have to check my guitar bc it won't fit on plane https://t.co/ExtKBIYVnZ. Your employees are wearing me out.</text:p>
      <text:p text:style-name="P4">compound: -0.6178, </text:p>
      <text:p text:style-name="P4">neg: 0.201, </text:p>
      <text:p text:style-name="P4">neu: 0.799, </text:p>
      <text:p text:style-name="P4">pos: 0.0</text:p>
      <text:p text:style-name="P1">@British_Airways have come on a bit! https://t.co/tYW4oskLkD</text:p>
      <text:p text:style-name="P1">compound: 0.0, </text:p>
      <text:p text:style-name="P1">neg: 0.0, </text:p>
      <text:p text:style-name="P1">neu: 1.0, </text:p>
      <text:p text:style-name="P1">pos: 0.0, </text:p>
      <text:p text:style-name="P1">RT @Arn_Del: An Emirates Wing Loong UAV over #Ganfouda (#Benghazi) (photo credit #BRSC) https://t.co/9vQTHEslVp</text:p>
      <text:p text:style-name="P1">compound: 0.3818, </text:p>
      <text:p text:style-name="P1">neg: 0.0, </text:p>
      <text:p text:style-name="P1">neu: 0.833, </text:p>
      <text:p text:style-name="P1">pos: 0.167, </text:p>
      <text:p text:style-name="P1">@riyarahiman @IndiGo6E They said they will get back to me in sometime. Fingers crossed!</text:p>
      <text:p text:style-name="P1">compound: 0.0, </text:p>
      <text:p text:style-name="P1">neg: 0.0, </text:p>
      <text:p text:style-name="P1">neu: 1.0, </text:p>
      <text:p text:style-name="P1">pos: 0.0, </text:p>
      <text:p text:style-name="P8">I<text:span text:style-name="T1">ts a long layover when I manage to enjoy 2 meals in @British_Airways Concorde Room @HeathrowAirport T5</text:span></text:p>
      <text:p text:style-name="P7">compound: 0.4939, </text:p>
      <text:p text:style-name="P7">neg: 0.0, </text:p>
      <text:p text:style-name="P7">neu: 0.802, </text:p>
      <text:p text:style-name="P7">pos: 0.198</text:p>
      <text:p text:style-name="P1">We give you 6 for the bridge. Shut up https://t.co/Pc6t96oDN9</text:p>
      <text:p text:style-name="P1">compound: 0.0, </text:p>
      <text:p text:style-name="P1">neg: 0.0, </text:p>
      <text:p text:style-name="P1">neu: 1.0, </text:p>
      <text:p text:style-name="P1">pos: 0.0, </text:p>
      <text:p text:style-name="P7">Eva Longoria Presents the Global Gift Our Heroes Award 2015 at Emirates Stadium in London https://t.co/AZ3vtOmXMB #EvaLongoria</text:p>
      <text:p text:style-name="P7">compound: 0.8658, </text:p>
      <text:p text:style-name="P7">neg: 0.0, </text:p>
      <text:p text:style-name="P7">neu: 0.591, </text:p>
      <text:p text:style-name="P7">pos: 0.409, </text:p>
      <text:p text:style-name="P7">@British_Airways your people are great, your customer service processes are antiquated, change quickly or you won't <text:s/>last long</text:p>
      <text:p text:style-name="P7">compound: 0.6249, </text:p>
      <text:p text:style-name="P7">neg: 0.0, </text:p>
      <text:p text:style-name="P7">neu: 0.806, </text:p>
      <text:p text:style-name="P7">pos: 0.194</text:p>
      <text:p text:style-name="P1">@British_Airways no I didn't checkin yet. Was waiting to hear back from you to add my suitcase. Will DM now</text:p>
      <text:p text:style-name="P1">compound: -0.296, </text:p>
      <text:p text:style-name="P1">neg: 0.109, </text:p>
      <text:p text:style-name="P1"><text:soft-page-break/>neu: 0.891, </text:p>
      <text:p text:style-name="P1">pos: 0.0, </text:p>
      <text:p text:style-name="P1">I appear to have changed my watch screen to a @British_Airways aeroplane wing last night....#planedaft #plaindaft https://t.co/2XULMS5jSQ</text:p>
      <text:p text:style-name="P1">compound: 0.0, </text:p>
      <text:p text:style-name="P1">neg: 0.0, </text:p>
      <text:p text:style-name="P1">neu: 1.0, </text:p>
      <text:p text:style-name="P1">pos: 0.0, </text:p>
      <text:p text:style-name="P1">@flyspicejet where legroom is barely enough for an iPad. <text:s/>#nolegroom https://t.co/MH46XjXaN6</text:p>
      <text:p text:style-name="P1">compound: 0.0, </text:p>
      <text:p text:style-name="P1">neg: 0.0, </text:p>
      <text:p text:style-name="P1">neu: 1.0, </text:p>
      <text:p text:style-name="P1">pos: 0.0, </text:p>
      <text:p text:style-name="P7">@AmericanAir but I just found out you guys have free movies so we're good</text:p>
      <text:p text:style-name="P7">compound: 0.8663, </text:p>
      <text:p text:style-name="P7">neg: 0.0, </text:p>
      <text:p text:style-name="P7">neu: 0.558, </text:p>
      <text:p text:style-name="P7">pos: 0.442</text:p>
      <text:p text:style-name="P1">A photo of painting will replace Dubai if painting don't face the painting of ISLAM ! https://t.co/xL9kA0Bz3v</text:p>
      <text:p text:style-name="P1">compound: 0.0, </text:p>
      <text:p text:style-name="P1">neg: 0.0, </text:p>
      <text:p text:style-name="P1">neu: 1.0, </text:p>
      <text:p text:style-name="P1">pos: 0.0, </text:p>
      <text:p text:style-name="P1">Robbed on home soil. I wonder what will happen on the return match at Emirates. .#ManUArs</text:p>
      <text:p text:style-name="P1">compound: 0.0, </text:p>
      <text:p text:style-name="P1">neg: 0.0, </text:p>
      <text:p text:style-name="P1">neu: 1.0, </text:p>
      <text:p text:style-name="P1">pos: 0.0, </text:p>
      <text:p text:style-name="P4">@British_Airways yes, but that is not what is stated in the email I received. So the email is intended to deceive me as a customer?</text:p>
      <text:p text:style-name="P4">compound: -0.4019, </text:p>
      <text:p text:style-name="P4">neg: 0.134, </text:p>
      <text:p text:style-name="P4">neu: 0.795, </text:p>
      <text:p text:style-name="P6"><text:span text:style-name="T1">pos: 0.07</text:span></text:p>
      <text:p text:style-name="P1">@AmericanAir lying to your customers is a great way to gain customer loyalty</text:p>
      <text:p text:style-name="P1">compound: 0.8225, </text:p>
      <text:p text:style-name="P1">neg: 0.152, </text:p>
      <text:p text:style-name="P1">neu: 0.357, </text:p>
      <text:p text:style-name="P1">pos: 0.491, </text:p>
      <text:p text:style-name="P1">My flight is delayed right now because the plane is missing a coffee pot. They are looking for a fucking coffee pot. @AmericanAir</text:p>
      <text:p text:style-name="P1">compound: -0.4767, </text:p>
      <text:p text:style-name="P1">neg: 0.177, </text:p>
      <text:p text:style-name="P1">neu: 0.823, </text:p>
      <text:p text:style-name="P1">pos: 0.0, </text:p>
      <text:p text:style-name="P1">@AmericanAir SLC agent "It's not rocket science," after taking 25 min to check-in family of 4 at kiosk. AA1598 SLC-PHX. Classy.</text:p>
      <text:p text:style-name="P1">compound: 0.4404, </text:p>
      <text:p text:style-name="P1">neg: 0.0, </text:p>
      <text:p text:style-name="P1">neu: 0.868, </text:p>
      <text:p text:style-name="P1">pos: 0.132, </text:p>
      <text:p text:style-name="P1"><text:soft-page-break/>@Metalosphy666 tsk tsk. Emirates spending 1bn aed and instead ur supporting Mourinho and his gang of clowns</text:p>
      <text:p text:style-name="P1">compound: 0.4404, </text:p>
      <text:p text:style-name="P1">neg: 0.0, </text:p>
      <text:p text:style-name="P1">neu: 0.847, </text:p>
      <text:p text:style-name="P1">pos: 0.153, </text:p>
      <text:p text:style-name="P1">@AmericanAir it's amazing how bad you can be as a company at what you do.</text:p>
      <text:p text:style-name="P1">compound: 0.0772, </text:p>
      <text:p text:style-name="P1">neg: 0.181, </text:p>
      <text:p text:style-name="P1">neu: 0.622, </text:p>
      <text:p text:style-name="P1">pos: 0.197, </text:p>
      <text:p text:style-name="P4">Emirates says Rolls-Royce A380 engines not up to agreed standard https://t.co/aVcapq1F4k https://t.co/MlHuTc2NJq</text:p>
      <text:p text:style-name="P4">compound: -0.2057, </text:p>
      <text:p text:style-name="P4">neg: 0.142, </text:p>
      <text:p text:style-name="P4">neu: 0.858, </text:p>
      <text:p text:style-name="P4">pos: 0.0, </text:p>
      <text:p text:style-name="P2">Flight #EK385 (Emirates) to Bangkok,Dubai departed at 21:13.</text:p>
      <text:p text:style-name="P2">compound: 0.0, </text:p>
      <text:p text:style-name="P2">neg: 0.0, </text:p>
      <text:p text:style-name="P2">neu: 1.0, </text:p>
      <text:p text:style-name="P2">pos: 0.0, </text:p>
      <text:p text:style-name="P1">RT @jalloyd4: @British_Airways You lost my bag in #Amsterdam in September and it is still lost, now my flight to #Tampa today is delayed.</text:p>
      <text:p text:style-name="P1">compound: -0.6705, </text:p>
      <text:p text:style-name="P1">neg: 0.236, </text:p>
      <text:p text:style-name="P1">neu: 0.764, </text:p>
      <text:p text:style-name="P1">pos: 0.0, </text:p>
      <text:p text:style-name="P1">Will Donald Trump Save @AmericanAir Flights to Sydney &amp;amp; Auckland Now that DOT Ruled Against Qantas Joint Venture? https://t.co/ZOSDlcWTAz</text:p>
      <text:p text:style-name="P1">compound: 0.4939, </text:p>
      <text:p text:style-name="P1">neg: 0.0, </text:p>
      <text:p text:style-name="P1">neu: 0.849, </text:p>
      <text:p text:style-name="P1">pos: 0.151, </text:p>
      <text:p text:style-name="P4">Seriously @AmericanAir I've never known so many PAs to be made on a night flight</text:p>
      <text:p text:style-name="P4">compound: -0.1779, </text:p>
      <text:p text:style-name="P4">neg: 0.116, </text:p>
      <text:p text:style-name="P4">neu: 0.884, </text:p>
      <text:p text:style-name="P4">pos: 0.0, </text:p>
      <text:p text:style-name="P1">Today 2 members are doing Jailbreak for @ACF_UK Can you help them travel for no money? Looking for any free flight seats @Qantas @emirates</text:p>
      <text:p text:style-name="P1">compound: 0.5859, </text:p>
      <text:p text:style-name="P1">neg: 0.078, </text:p>
      <text:p text:style-name="P1">neu: 0.709, </text:p>
      <text:p text:style-name="P1">pos: 0.213, </text:p>
      <text:p text:style-name="P1">Hector Couto is playing @ #Level 42 #Dubai #United Arab Emirates, Fri 09 Dec 2016 <text:s/>#gigs</text:p>
      <text:p text:style-name="P1">compound: 0.2023, </text:p>
      <text:p text:style-name="P1">neg: 0.0, </text:p>
      <text:p text:style-name="P1">neu: 0.886, </text:p>
      <text:p text:style-name="P1">pos: 0.114, </text:p>
      <text:p text:style-name="P1">Kenapa main di old traffod , please la emirates stadium</text:p>
      <text:p text:style-name="P1">compound: 0.3182, </text:p>
      <text:p text:style-name="P1"><text:soft-page-break/>neg: 0.0, </text:p>
      <text:p text:style-name="P1">neu: 0.777, </text:p>
      <text:p text:style-name="P1">pos: 0.223, </text:p>
      <text:p text:style-name="P1">@ emirates heritage club https://t.co/o2lVXGmrgV</text:p>
      <text:p text:style-name="P1">compound: 0.0, </text:p>
      <text:p text:style-name="P1">neg: 0.0, </text:p>
      <text:p text:style-name="P1">neu: 1.0, </text:p>
      <text:p text:style-name="P1">pos: 0.0, </text:p>
      <text:p text:style-name="P1">@sjDCC @British_Airways All v well but I will v much miss the Scottish lemon shortbread, &amp;amp; the early morning breakfast has saved many days!</text:p>
      <text:p text:style-name="P1">compound: 0.5635, </text:p>
      <text:p text:style-name="P1">neg: 0.075, </text:p>
      <text:p text:style-name="P1">neu: 0.707, </text:p>
      <text:p text:style-name="P1">pos: 0.218, </text:p>
      <text:p text:style-name="P1">@DaveWallsworth @British_Airways Good flight. Take beautiful pictures</text:p>
      <text:p text:style-name="P1">compound: 0.7783, </text:p>
      <text:p text:style-name="P1">neg: 0.0, </text:p>
      <text:p text:style-name="P1">neu: 0.424, </text:p>
      <text:p text:style-name="P1">pos: 0.576, </text:p>
      <text:p text:style-name="P2">@DaveWallsworth @British_Airways going out circa 30mt under MTOW?</text:p>
      <text:p text:style-name="P2">compound: 0.0, </text:p>
      <text:p text:style-name="P2">neg: 0.0, </text:p>
      <text:p text:style-name="P2">neu: 1.0, </text:p>
      <text:p text:style-name="P2">pos: 0.0, </text:p>
      <text:p text:style-name="P1">@tweetermo this has nothing to do with emirates, been supporting em long time...</text:p>
      <text:p text:style-name="P1">compound: 0.4404, </text:p>
      <text:p text:style-name="P1">neg: 0.0, </text:p>
      <text:p text:style-name="P1">neu: 0.805, </text:p>
      <text:p text:style-name="P1">pos: 0.195, </text:p>
      <text:p text:style-name="P4">@AmericanAir is just telling every poor soul that goes up to the counter that that are shit out of luck.</text:p>
      <text:p text:style-name="P4">compound: -0.5719, </text:p>
      <text:p text:style-name="P4">neg: 0.251, </text:p>
      <text:p text:style-name="P4">neu: 0.637, </text:p>
      <text:p text:style-name="P4">pos: 0.112</text:p>
      <text:p text:style-name="P1">@DaveWallsworth @British_Airways <text:s/>will track u up the malacca straights then onto India don't b toooo late lol</text:p>
      <text:p text:style-name="P1">compound: -0.3252, </text:p>
      <text:p text:style-name="P1">neg: 0.143, </text:p>
      <text:p text:style-name="P1">neu: 0.857, </text:p>
      <text:p text:style-name="P1">pos: 0.0, </text:p>
      <text:p text:style-name="P1">@British_Airways forges closer ties with Alaska #Airlines - The C Suite : https://t.co/z0w03VA58f</text:p>
      <text:p text:style-name="P1">compound: 0.0, </text:p>
      <text:p text:style-name="P1">neg: 0.0, </text:p>
      <text:p text:style-name="P1">neu: 1.0, </text:p>
      <text:p text:style-name="P1">pos: 0.0, </text:p>
      <text:p text:style-name="P1">America's Cup - Emirates Team NZ say 60 points on offer on Sunday https://t.co/dd00FIsWWn https://t.co/E3pZqtJVGs</text:p>
      <text:p text:style-name="P1">compound: 0.0, </text:p>
      <text:p text:style-name="P1">neg: 0.0, </text:p>
      <text:p text:style-name="P1">neu: 1.0, </text:p>
      <text:p text:style-name="P1">pos: 0.0, </text:p>
      <text:p text:style-name="P1"><text:soft-page-break/>@AmericanAir is telling every poor soul that walks up to the counter that they are shit out of luck.</text:p>
      <text:p text:style-name="P1">compound: -0.5719, </text:p>
      <text:p text:style-name="P1">neg: 0.261, </text:p>
      <text:p text:style-name="P1">neu: 0.623, </text:p>
      <text:p text:style-name="P1">pos: 0.117, </text:p>
      <text:p text:style-name="P1">@InghamsHolidays I don't need it you guys need to call @British_Airways to sort out my flight issues not me !</text:p>
      <text:p text:style-name="P1">compound: 0.0, </text:p>
      <text:p text:style-name="P1">neg: 0.0, </text:p>
      <text:p text:style-name="P1">neu: 1.0, </text:p>
      <text:p text:style-name="P1">pos: 0.0, </text:p>
      <text:p text:style-name="P4">@British_Airways brand new car seat put in with hold luggage and badly damaged. Cust ser not accepting complaint- outside 7 day time period</text:p>
      <text:p text:style-name="P4">compound: -0.7427, </text:p>
      <text:p text:style-name="P4">neg: 0.292, </text:p>
      <text:p text:style-name="P4">neu: 0.641, </text:p>
      <text:p text:style-name="P4">pos: 0.067</text:p>
      <text:p text:style-name="P7">RT @MartinGarrix: Thank you to the @emirates check-in staff Kolkata for your great help getting us home.</text:p>
      <text:p text:style-name="P7">compound: 0.8519, </text:p>
      <text:p text:style-name="P7">neg: 0.0, </text:p>
      <text:p text:style-name="P7">neu: 0.601, </text:p>
      <text:p text:style-name="P7">pos: 0.399, </text:p>
      <text:p text:style-name="P1">@jetairways expands #codesharepact with @KenyaAirways </text:p>
      <text:p text:style-name="P1">https://t.co/9P6ZZEFoX5</text:p>
      <text:p text:style-name="P1">compound: 0.1027, </text:p>
      <text:p text:style-name="P1">neg: 0.0, </text:p>
      <text:p text:style-name="P1">neu: 0.781, </text:p>
      <text:p text:style-name="P1">pos: 0.219, </text:p>
      <text:p text:style-name="P1">@jetairways expands #codesharepact with @KenyaAirways </text:p>
      <text:p text:style-name="P1">https://t.co/6CWvfJquI9</text:p>
      <text:p text:style-name="P1">compound: 0.1027, </text:p>
      <text:p text:style-name="P1">neg: 0.0, </text:p>
      <text:p text:style-name="P1">neu: 0.781, </text:p>
      <text:p text:style-name="P1">pos: 0.219, </text:p>
      <text:p text:style-name="P1">On board with @AmericanAir ! Here's to a comfy flight!!! USA here I come! Wheels up shortly!</text:p>
      <text:p text:style-name="P1">compound: 0.0, </text:p>
      <text:p text:style-name="P1">neg: 0.0, </text:p>
      <text:p text:style-name="P1">neu: 1.0, </text:p>
      <text:p text:style-name="P1">pos: 0.0, </text:p>
      <text:p text:style-name="P1">RT @business: Mark Zuckerberg pokes the United Arab Emirates for blocking WhatsApp https://t.co/RmbdhY19mi https://t.co/WNgSkTxGDr</text:p>
      <text:p text:style-name="P1">compound: 0.0516, </text:p>
      <text:p text:style-name="P1">neg: 0.149, </text:p>
      <text:p text:style-name="P1">neu: 0.69, </text:p>
      <text:p text:style-name="P1">pos: 0.161, </text:p>
      <text:p text:style-name="P1">Rolls-Royce share price: #Emirates flags technical issues with engines for #A380 - iNVEZZ : https://t.co/jpM9c2l15S</text:p>
      <text:p text:style-name="P1">compound: 0.296, </text:p>
      <text:p text:style-name="P1">neg: 0.0, </text:p>
      <text:p text:style-name="P1">neu: 0.845, </text:p>
      <text:p text:style-name="P1">pos: 0.155, </text:p>
      <text:p text:style-name="P4"><text:soft-page-break/>@British_Airways will you pay for the 2 guitars that are missing and needed for a show in Mexico tomorrow..</text:p>
      <text:p text:style-name="P4">compound: -0.3818, </text:p>
      <text:p text:style-name="P4">neg: 0.194, </text:p>
      <text:p text:style-name="P4">neu: 0.806, </text:p>
      <text:p text:style-name="P4">pos: 0.0</text:p>
      <text:p text:style-name="P1">Mackenzie Miller, 13, speaks out about sexual assault on @AmericanAir #flight - @MailOnline : https://t.co/xVAjP46oZ1</text:p>
      <text:p text:style-name="P1">compound: -0.5859, </text:p>
      <text:p text:style-name="P1">neg: 0.241, </text:p>
      <text:p text:style-name="P1">neu: 0.759, </text:p>
      <text:p text:style-name="P1">pos: 0.0, </text:p>
      <text:p text:style-name="P1">@AmericanAir why do you lie to people about room in the overhead bin?</text:p>
      <text:p text:style-name="P1">compound: 0.0, </text:p>
      <text:p text:style-name="P1">neg: 0.0, </text:p>
      <text:p text:style-name="P1">neu: 1.0, </text:p>
      <text:p text:style-name="P1">pos: 0.0, </text:p>
      <text:p text:style-name="P7">@British_Airways it was worth a shot :P</text:p>
      <text:p text:style-name="P7">compound: 0.6166, </text:p>
      <text:p text:style-name="P7">neg: 0.0, </text:p>
      <text:p text:style-name="P7">neu: 0.443, </text:p>
      <text:p text:style-name="P7">pos: 0.557</text:p>
      <text:p text:style-name="P7">@DaveWallsworth @British_Airways Good and safe flight!</text:p>
      <text:p text:style-name="P7">compound: 0.7263, </text:p>
      <text:p text:style-name="P7">neg: 0.0, </text:p>
      <text:p text:style-name="P7">neu: 0.396, </text:p>
      <text:p text:style-name="P7">pos: 0.604</text:p>
      <text:p text:style-name="P1">UK charity warns tourists in Dubai not to report rape after woman who was 'gang raped' arrested https://t.co/mRmD2041j6</text:p>
      <text:p text:style-name="P1">compound: -0.374, </text:p>
      <text:p text:style-name="P1">neg: 0.318, </text:p>
      <text:p text:style-name="P1">neu: 0.454, </text:p>
      <text:p text:style-name="P1">pos: 0.228, </text:p>
      <text:p text:style-name="P1">@IndiGo6E can you delete the PNR here</text:p>
      <text:p text:style-name="P1">compound: 0.0, </text:p>
      <text:p text:style-name="P1">neg: 0.0, </text:p>
      <text:p text:style-name="P1">neu: 1.0, </text:p>
      <text:p text:style-name="P1">pos: 0.0, </text:p>
      <text:p text:style-name="P1">Which A380 do you prefer?</text:p>
      <text:p text:style-name="P1">@emirates, @qatarairways or @EtihadAirways?</text:p>
      <text:p text:style-name="P1"/>
      <text:p text:style-name="P1">#emirates #qatarairways #etihadairways #a380 https://t.co/X0seHVCwak</text:p>
      <text:p text:style-name="P1">compound: 0.0, </text:p>
      <text:p text:style-name="P1">neg: 0.0, </text:p>
      <text:p text:style-name="P1">neu: 1.0, </text:p>
      <text:p text:style-name="P1">pos: 0.0, </text:p>
      <text:p text:style-name="P1">@aaronramsey you're banded from the ends, after this game we don't wanna see you at the Emirates NO MO!</text:p>
      <text:p text:style-name="P1">compound: -0.4981, </text:p>
      <text:p text:style-name="P1">neg: 0.152, </text:p>
      <text:p text:style-name="P1">neu: 0.848, </text:p>
      <text:p text:style-name="P1">pos: 0.0, </text:p>
      <text:p text:style-name="P1"><text:soft-page-break/>The latest A380 Airbus News! https://t.co/8Er8wcN3Kv Thanks to @Jettingin @SkyClub_com @luxuryreportng #a380 #emirates</text:p>
      <text:p text:style-name="P1">compound: 0.4926, </text:p>
      <text:p text:style-name="P1">neg: 0.0, </text:p>
      <text:p text:style-name="P1">neu: 0.79, </text:p>
      <text:p text:style-name="P1">pos: 0.21, </text:p>
      <text:p text:style-name="P1">@AmericanAir a different flight towards my destination is boarding, why are we still sitting here? Why are they more important?</text:p>
      <text:p text:style-name="P1">compound: 0.3513, </text:p>
      <text:p text:style-name="P1">neg: 0.0, </text:p>
      <text:p text:style-name="P1">neu: 0.88, </text:p>
      <text:p text:style-name="P1">pos: 0.12, </text:p>
      <text:p text:style-name="P2">I'm just going to say what everyone's thinking: what happened to the sky mall magazine..... @united @SouthwestAir @AmericanAir</text:p>
      <text:p text:style-name="P2">compound: 0.0, </text:p>
      <text:p text:style-name="P2">neg: 0.0, </text:p>
      <text:p text:style-name="P2">neu: 1.0, </text:p>
      <text:p text:style-name="P2">pos: 0.0</text:p>
      <text:p text:style-name="P1">RT @stanleygare: Pogba just sent Coq straight back to the emirates</text:p>
      <text:p text:style-name="P1">compound: 0.2263, </text:p>
      <text:p text:style-name="P1">neg: 0.0, </text:p>
      <text:p text:style-name="P1">neu: 0.84, </text:p>
      <text:p text:style-name="P1">pos: 0.16, </text:p>
      <text:p text:style-name="P1">@AmericanAir speaking of glass half full of you guys wanna throw us a couple vouchers we're on vaca &amp;amp; could use a strong glass of alcohol</text:p>
      <text:p text:style-name="P1">compound: 0.5106, </text:p>
      <text:p text:style-name="P1">neg: 0.0, </text:p>
      <text:p text:style-name="P1">neu: 0.875, </text:p>
      <text:p text:style-name="P1">pos: 0.125, </text:p>
      <text:p text:style-name="P1">@AmmadAlizai Remember Coutinho's freekick at Emirates? The commentary on it by Tyler haahahhaha and then his commentary for Pogbas shot</text:p>
      <text:p text:style-name="P1">compound: 0.0, </text:p>
      <text:p text:style-name="P1">neg: 0.0, </text:p>
      <text:p text:style-name="P1">neu: 1.0, </text:p>
      <text:p text:style-name="P1">pos: 0.0, </text:p>
      <text:p text:style-name="P1">AM run along the beach. This is NOT normal behaviour. Florida what are you doing to me? @visitlauderdale @emirates https://t.co/WeWUFt6Jyi</text:p>
      <text:p text:style-name="P1">compound: 0.0, </text:p>
      <text:p text:style-name="P1">neg: 0.0, </text:p>
      <text:p text:style-name="P1">neu: 1.0, </text:p>
      <text:p text:style-name="P1">pos: 0.0, </text:p>
      <text:p text:style-name="P4">@British_Airways disappointed with your level of customer service agent tells you that you can't speak to a manager and call back in 5 hours</text:p>
      <text:p text:style-name="P4">compound: -0.4767, </text:p>
      <text:p text:style-name="P4">neg: 0.129, </text:p>
      <text:p text:style-name="P4">neu: 0.871, </text:p>
      <text:p text:style-name="P2"><text:span text:style-name="T2">pos: 0.0</text:span></text:p>
      <text:p text:style-name="P1">Welbeck passing to the ghost that patrols the Emirates...</text:p>
      <text:p text:style-name="P1">compound: -0.3182, </text:p>
      <text:p text:style-name="P1">neg: 0.223, </text:p>
      <text:p text:style-name="P1">neu: 0.777, </text:p>
      <text:p text:style-name="P1">pos: 0.0, </text:p>
      <text:p text:style-name="P1"><text:soft-page-break/>I think @flyspicejet along with Jet Airways have the most charming and courteous flight attendants. Definitely..</text:p>
      <text:p text:style-name="P1">compound: 0.8251, </text:p>
      <text:p text:style-name="P1">neg: 0.0, </text:p>
      <text:p text:style-name="P1">neu: 0.629, </text:p>
      <text:p text:style-name="P1">pos: 0.371, </text:p>
      <text:p text:style-name="P1">@British_Airways 1) The crew and the captain already apologized. It's OK, but doesn't solve the problem. When you are on a transoceanic...</text:p>
      <text:p text:style-name="P1">compound: 0.5597, </text:p>
      <text:p text:style-name="P1">neg: 0.074, </text:p>
      <text:p text:style-name="P1">neu: 0.67, </text:p>
      <text:p text:style-name="P1">pos: 0.256, </text:p>
      <text:p text:style-name="P1">Concept of Open Borders as per to O &amp;amp; H:</text:p>
      <text:p text:style-name="P1">They can come to us but we're not welcome and/or safe at their countries!</text:p>
      <text:p text:style-name="P1">https://t.co/fiQT6L3jy6</text:p>
      <text:p text:style-name="P1">compound: -0.7664, </text:p>
      <text:p text:style-name="P1">neg: 0.231, </text:p>
      <text:p text:style-name="P1">neu: 0.769, </text:p>
      <text:p text:style-name="P1">pos: 0.0, </text:p>
      <text:p text:style-name="P1">@British_Airways it feels like you tried to beat @easyJet and @Ryanair and now they have improved customer service and you are miles behind</text:p>
      <text:p text:style-name="P1">compound: 0.6808, </text:p>
      <text:p text:style-name="P1">neg: 0.0, </text:p>
      <text:p text:style-name="P1">neu: 0.789, </text:p>
      <text:p text:style-name="P1">pos: 0.211, </text:p>
      <text:p text:style-name="P1">@AmericanAir shouldn't people who have been waiting for flights longer have a higher priority? Or is just screw us in particular?</text:p>
      <text:p text:style-name="P1">compound: -0.1926, </text:p>
      <text:p text:style-name="P1">neg: 0.085, </text:p>
      <text:p text:style-name="P1">neu: 0.915, </text:p>
      <text:p text:style-name="P1">pos: 0.0, </text:p>
      <text:p text:style-name="P1">@AmericanAir #pilots upset with holiday bid schedule | The Star ... - @StarTelegram (blog) : https://t.co/LpdSndQpSS</text:p>
      <text:p text:style-name="P1">compound: 0.0258, </text:p>
      <text:p text:style-name="P1">neg: 0.16, </text:p>
      <text:p text:style-name="P1">neu: 0.675, </text:p>
      <text:p text:style-name="P1">pos: 0.166, </text:p>
      <text:p text:style-name="P5">@jetairways is there a day when there's no congestion at Mumbai airport..? <text:s/>#justwondering</text:p>
      <text:p text:style-name="P5">compound: -0.296, </text:p>
      <text:p text:style-name="P5">neg: 0.167, </text:p>
      <text:p text:style-name="P5">neu: 0.833, </text:p>
      <text:p text:style-name="P5">pos: 0.0, </text:p>
      <text:p text:style-name="P1">@British_Airways 2)...flight, you expect some comfortability, and I didn't had it in my two flights to Atlanta (BA228 and BA226). I know....</text:p>
      <text:p text:style-name="P1">compound: 0.0, </text:p>
      <text:p text:style-name="P1">neg: 0.0, </text:p>
      <text:p text:style-name="P1">neu: 1.0, </text:p>
      <text:p text:style-name="P1">pos: 0.0, </text:p>
      <text:p text:style-name="P1">Flight #EK380 (Emirates) from Dubai arrived at gate 21:25.</text:p>
      <text:p text:style-name="P1">compound: 0.0, </text:p>
      <text:p text:style-name="P1">neg: 0.0, </text:p>
      <text:p text:style-name="P1">neu: 1.0, </text:p>
      <text:p text:style-name="P1"><text:soft-page-break/>pos: 0.0, </text:p>
      <text:p text:style-name="P1">Sorry @americanair about the bad pics he flew right above me so I couldn't get a great photo .</text:p>
      <text:p text:style-name="P1">compound: -0.8104, </text:p>
      <text:p text:style-name="P1">neg: 0.391, </text:p>
      <text:p text:style-name="P1">neu: 0.609, </text:p>
      <text:p text:style-name="P1">pos: 0.0, </text:p>
      <text:p text:style-name="P4">@British_Airways Reported the lost #luggage still not found. Always have problems w/ BA out of #LGW and #LHR.</text:p>
      <text:p text:style-name="P4">compound: -0.6124, </text:p>
      <text:p text:style-name="P4">neg: 0.238, </text:p>
      <text:p text:style-name="P4">neu: 0.762, </text:p>
      <text:p text:style-name="P4">pos: 0.0, </text:p>
      <text:p text:style-name="P1">RT @MzKatieCassidy: Well Carlos enjoyed his flight with @AmericanAir https://t.co/aTyPxbAsbz</text:p>
      <text:p text:style-name="P1">compound: 0.6597, </text:p>
      <text:p text:style-name="P1">neg: 0.0, </text:p>
      <text:p text:style-name="P1">neu: 0.597, </text:p>
      <text:p text:style-name="P1">pos: 0.403, </text:p>
      <text:p text:style-name="P1">@AirAsia having a problem booking a flight can you dm me please</text:p>
      <text:p text:style-name="P1">compound: -0.1027, </text:p>
      <text:p text:style-name="P1">neg: 0.208, </text:p>
      <text:p text:style-name="P1">neu: 0.615, </text:p>
      <text:p text:style-name="P1">pos: 0.177, </text:p>
      <text:p text:style-name="P1">@DaveWallsworth @British_Airways </text:p>
      <text:p text:style-name="P1"/>
      <text:p text:style-name="P1">How many litres captain`s coffee ;-)</text:p>
      <text:p text:style-name="P1">compound: 0.25, </text:p>
      <text:p text:style-name="P1">neg: 0.0, </text:p>
      <text:p text:style-name="P1">neu: 0.778, </text:p>
      <text:p text:style-name="P1">pos: 0.222, </text:p>
      <text:p text:style-name="P1">@British_Airways 4) Surprisingly, I had no space to open my PC while seated and I find this ridiculous. I can perfectly work in a @Ryanair..</text:p>
      <text:p text:style-name="P1">compound: 0.3237, </text:p>
      <text:p text:style-name="P1">neg: 0.178, </text:p>
      <text:p text:style-name="P1">neu: 0.597, </text:p>
      <text:p text:style-name="P1">pos: 0.225, </text:p>
      <text:p text:style-name="P7">@British_Airways thanks for resolving my issue BA!</text:p>
      <text:p text:style-name="P7">compound: 0.6996, </text:p>
      <text:p text:style-name="P7">neg: 0.0, </text:p>
      <text:p text:style-name="P7">neu: 0.463, </text:p>
      <text:p text:style-name="P7">pos: 0.537</text:p>
      <text:p text:style-name="P1">@British_Airways Have tried to pay to reserve a seat for the last week but with no luck! When is the fault on the system going to be fixed?</text:p>
      <text:p text:style-name="P1">compound: -0.4295, </text:p>
      <text:p text:style-name="P1">neg: 0.225, </text:p>
      <text:p text:style-name="P1">neu: 0.66, </text:p>
      <text:p text:style-name="P1">pos: 0.115, </text:p>
      <text:p text:style-name="P1">@jetairways please check your inbox with a message from me. Bombay office isn't updating Thailand with a status of my baggage. Need clothes!</text:p>
      <text:p text:style-name="P1">compound: 0.3802, </text:p>
      <text:p text:style-name="P1">neg: 0.0, </text:p>
      <text:p text:style-name="P1">neu: 0.885, </text:p>
      <text:p text:style-name="P1">pos: 0.115, </text:p>
      <text:p text:style-name="P1"><text:soft-page-break/>@British_Airways 5)...flight and it's much more cheaper. I will strongly suggest my work colleagues to avoid @British_Airways for long...</text:p>
      <text:p text:style-name="P1">compound: 0.0422, </text:p>
      <text:p text:style-name="P1">neg: 0.107, </text:p>
      <text:p text:style-name="P1">neu: 0.778, </text:p>
      <text:p text:style-name="P1">pos: 0.115, </text:p>
      <text:p text:style-name="P1">@AmericanAir I guess that's nice, giving people what they paid obscene amounts of money for doesn't seem to be.</text:p>
      <text:p text:style-name="P1">compound: 0.1027, </text:p>
      <text:p text:style-name="P1">neg: 0.158, </text:p>
      <text:p text:style-name="P1">neu: 0.625, </text:p>
      <text:p text:style-name="P1">pos: 0.217, </text:p>
      <text:p text:style-name="P1">Utaekaje OV game ya Arsenal United smh,the game at Emirates made y'all lose your thinking ability</text:p>
      <text:p text:style-name="P1">compound: 0.34, </text:p>
      <text:p text:style-name="P1">neg: 0.13, </text:p>
      <text:p text:style-name="P1">neu: 0.625, </text:p>
      <text:p text:style-name="P1">pos: 0.245, </text:p>
      <text:p text:style-name="P1">Hoping for a smooth @americanair flight.</text:p>
      <text:p text:style-name="P1">compound: 0.4215, </text:p>
      <text:p text:style-name="P1">neg: 0.0, </text:p>
      <text:p text:style-name="P1">neu: 0.588, </text:p>
      <text:p text:style-name="P1">pos: 0.412, </text:p>
      <text:p text:style-name="P4">@British_Airways 6)... flights and I will report my negative feedback to our travel agency, as I don't understand why you treat your...</text:p>
      <text:p text:style-name="P4">compound: -0.25, </text:p>
      <text:p text:style-name="P4">neg: 0.152, </text:p>
      <text:p text:style-name="P4">neu: 0.738, </text:p>
      <text:p text:style-name="P4">pos: 0.111, </text:p>
      <text:p text:style-name="P1">@British_Airways 7) economy class travellers this way. I cannot understand why we are left in the middle of the airfield and taken to the...</text:p>
      <text:p text:style-name="P1">compound: 0.0, </text:p>
      <text:p text:style-name="P1">neg: 0.0, </text:p>
      <text:p text:style-name="P1">neu: 1.0, </text:p>
      <text:p text:style-name="P1">pos: 0.0, </text:p>
      <text:p text:style-name="P1">#UnitedArabEmirates is on Web9 - https://t.co/hINJ12N3z1 https://t.co/wjk146CijW</text:p>
      <text:p text:style-name="P1">compound: 0.0, </text:p>
      <text:p text:style-name="P1">neg: 0.0, </text:p>
      <text:p text:style-name="P1">neu: 1.0, </text:p>
      <text:p text:style-name="P1">pos: 0.0, </text:p>
      <text:p text:style-name="P1">@AmericanAir shouldn't you guys do maintenance on these planes BEFORE they are supposed to be in the air?</text:p>
      <text:p text:style-name="P1">compound: 0.0, </text:p>
      <text:p text:style-name="P1">neg: 0.0, </text:p>
      <text:p text:style-name="P1">neu: 1.0, </text:p>
      <text:p text:style-name="P1">pos: 0.0, </text:p>
      <text:p text:style-name="P1">@British_Airways 8)...terminal ina a 20min. bus trip coming from a 7 hour flight (with 1:20 hour delay). I think this is not the good...</text:p>
      <text:p text:style-name="P1">compound: 0.0, </text:p>
      <text:p text:style-name="P1">neg: 0.0, </text:p>
      <text:p text:style-name="P1">neu: 1.0, </text:p>
      <text:p text:style-name="P1">pos: 0.0, </text:p>
      <text:p text:style-name="P1"><text:soft-page-break/>RT @AmericanAir: We hopped off the plane at... https://t.co/swUUT3kq0h</text:p>
      <text:p text:style-name="P1">compound: 0.0, </text:p>
      <text:p text:style-name="P1">neg: 0.0, </text:p>
      <text:p text:style-name="P1">neu: 1.0, </text:p>
      <text:p text:style-name="P1">pos: 0.0, </text:p>
      <text:p text:style-name="P1">I'm so glad I'm flying home @AmericanAir</text:p>
      <text:p text:style-name="P1">compound: 0.5095, </text:p>
      <text:p text:style-name="P1">neg: 0.0, </text:p>
      <text:p text:style-name="P1">neu: 0.646, </text:p>
      <text:p text:style-name="P1">pos: 0.354</text:p>
      <text:p text:style-name="P1">@AmericanAir i'd tried your new premium economy, it looks like the same as domestic first class.. i mean like why?</text:p>
      <text:p text:style-name="P1">compound: 0.6124, </text:p>
      <text:p text:style-name="P1">neg: 0.0, </text:p>
      <text:p text:style-name="P1">neu: 0.773, </text:p>
      <text:p text:style-name="P1">pos: 0.227, </text:p>
      <text:p text:style-name="P1">#architecture Incredible Eco Resort in the United Arab Emirates https://t.co/3RGmmZLx6V https://t.co/862dEvqXiB</text:p>
      <text:p text:style-name="P1">compound: 0.4215, </text:p>
      <text:p text:style-name="P1">neg: 0.0, </text:p>
      <text:p text:style-name="P1">neu: 0.781, </text:p>
      <text:p text:style-name="P1">pos: 0.219, </text:p>
      <text:p text:style-name="P1">RT @AmericanAir: We hopped off the plane at... https://t.co/swUUT3kq0h</text:p>
      <text:p text:style-name="P1">compound: 0.0, </text:p>
      <text:p text:style-name="P1">neg: 0.0, </text:p>
      <text:p text:style-name="P1">neu: 1.0, </text:p>
      <text:p text:style-name="P1">pos: 0.0, </text:p>
      <text:p text:style-name="P1">RT @nplumpton: Good night Mrs P I'm off to bed @fluffyjak @British_Airways #BAfirst https://t.co/chXHkphCm0</text:p>
      <text:p text:style-name="P1">compound: 0.4404, </text:p>
      <text:p text:style-name="P1">neg: 0.0, </text:p>
      <text:p text:style-name="P1">neu: 0.805, </text:p>
      <text:p text:style-name="P1">pos: 0.195, </text:p>
      <text:p text:style-name="P1">@British_Airways 9)...way to treat a customer, and I hope @AmericanAir will realise how harmfull is for them this customer care dispensed...</text:p>
      <text:p text:style-name="P1">compound: 0.8316, </text:p>
      <text:p text:style-name="P1">neg: 0.0, </text:p>
      <text:p text:style-name="P1">neu: 0.645, </text:p>
      <text:p text:style-name="P1">pos: 0.355, </text:p>
      <text:p text:style-name="P1">#architecture Incredible Eco Resort in the United Arab Emirates https://t.co/EtZu8nWqME https://t.co/rk696OEJol</text:p>
      <text:p text:style-name="P1">compound: 0.4215, </text:p>
      <text:p text:style-name="P1">neg: 0.0, </text:p>
      <text:p text:style-name="P1">neu: 0.781, </text:p>
      <text:p text:style-name="P1">pos: 0.219, </text:p>
      <text:p text:style-name="P2">Sat upstairs on a plane. Weirdest feeling... @British_Airways</text:p>
      <text:p text:style-name="P2">compound: -0.2263, </text:p>
      <text:p text:style-name="P2">neg: 0.241, </text:p>
      <text:p text:style-name="P2">neu: 0.759, </text:p>
      <text:p text:style-name="P2">pos: 0.0, </text:p>
      <text:p text:style-name="P4">@British_Airways 10)...by @British_Airways. That's it, as you may now know, I'm really upset with my experience with you and will not...</text:p>
      <text:p text:style-name="P4"><text:soft-page-break/>compound: -0.4391, </text:p>
      <text:p text:style-name="P4">neg: 0.126, </text:p>
      <text:p text:style-name="P4">neu: 0.874, </text:p>
      <text:p text:style-name="P4">pos: 0.0</text:p>
      <text:p text:style-name="P1">Gorgeous 8x10 Emirates Burgundy Rug Plush, High Quality Made in T... Lot 1958971 https://t.co/V0cLWUoMxW https://t.co/Hz2SkBeZKk</text:p>
      <text:p text:style-name="P1">compound: 0.6124, </text:p>
      <text:p text:style-name="P1">neg: 0.0, </text:p>
      <text:p text:style-name="P1">neu: 0.778, </text:p>
      <text:p text:style-name="P1">pos: 0.222, </text:p>
      <text:p text:style-name="P1">U.S. tentatively blocks @AmericanAir-#Qantas expansion - @TODAYonline : https://t.co/5XzULq65AW</text:p>
      <text:p text:style-name="P1">compound: -0.2263, </text:p>
      <text:p text:style-name="P1">neg: 0.241, </text:p>
      <text:p text:style-name="P1">neu: 0.759, </text:p>
      <text:p text:style-name="P1">pos: 0.0, </text:p>
      <text:p text:style-name="P1">#Emirates launches newly configured #A380 - Breaking #Travel News : https://t.co/JIR9PWmNqn</text:p>
      <text:p text:style-name="P1">compound: 0.0, </text:p>
      <text:p text:style-name="P1">neg: 0.0, </text:p>
      <text:p text:style-name="P1">neu: 1.0, </text:p>
      <text:p text:style-name="P1">pos: 0.0, </text:p>
      <text:p text:style-name="P1">@British_Airways 11)...fly with your company if I'm able to avoid it. Have a nice day, and thanks for the apologies.</text:p>
      <text:p text:style-name="P1">compound: 0.5423, </text:p>
      <text:p text:style-name="P1">neg: 0.092, </text:p>
      <text:p text:style-name="P1">neu: 0.669, </text:p>
      <text:p text:style-name="P1">pos: 0.238, </text:p>
      <text:p text:style-name="P7">RT @ArchitecFeedd: #architecture Incredible Eco Resort in the United Arab Emirates https://t.co/EtZu8nWqME https://t.co/rk696OEJol</text:p>
      <text:p text:style-name="P7">compound: 0.4215, </text:p>
      <text:p text:style-name="P7">neg: 0.0, </text:p>
      <text:p text:style-name="P7">neu: 0.811, </text:p>
      <text:p text:style-name="P7">pos: 0.189</text:p>
      <text:p text:style-name="P1">@AmericanAir are you really though? The maintenance crew you lied about earlier JUST showed up.</text:p>
      <text:p text:style-name="P1">compound: -0.3818, </text:p>
      <text:p text:style-name="P1">neg: 0.157, </text:p>
      <text:p text:style-name="P1">neu: 0.843, </text:p>
      <text:p text:style-name="P1">pos: 0.0, </text:p>
      <text:p text:style-name="P1">sat at our gate past departure time for them to reopen the aircraft door for a guy who was late...rules only apply sometimes @AmericanAir</text:p>
      <text:p text:style-name="P1">compound: 0.0, </text:p>
      <text:p text:style-name="P1">neg: 0.0, </text:p>
      <text:p text:style-name="P1">neu: 1.0, </text:p>
      <text:p text:style-name="P1">pos: 0.0, </text:p>
      <text:p text:style-name="P1">Hopefully Arsenal are returning back to Emirates with Nothing In sha Allah</text:p>
      <text:p text:style-name="P1">compound: 0.4019, </text:p>
      <text:p text:style-name="P1">neg: 0.0, </text:p>
      <text:p text:style-name="P1">neu: 0.803, </text:p>
      <text:p text:style-name="P1">pos: 0.197, </text:p>
      <text:p text:style-name="P1">RT @lukaspkirchner: @a380fanclub @eike92 @emirates @Airbus original source here via @airliners_de: https://t.co/Lyt18E8Nm7</text:p>
      <text:p text:style-name="P1"><text:soft-page-break/>compound: 0.3182, </text:p>
      <text:p text:style-name="P1">neg: 0.0, </text:p>
      <text:p text:style-name="P1">neu: 0.827, </text:p>
      <text:p text:style-name="P1">pos: 0.173, </text:p>
      <text:p text:style-name="P1">@AmericanAir well after a getting stuck overnight in Dallas I will now miss my kids game because I will have to wait for my bag.</text:p>
      <text:p text:style-name="P1">compound: -0.128, </text:p>
      <text:p text:style-name="P1">neg: 0.146, </text:p>
      <text:p text:style-name="P1">neu: 0.769, </text:p>
      <text:p text:style-name="P1">pos: 0.085, </text:p>
      <text:p text:style-name="P1">@AmericanAir why do your rules only apply sometimes? Depends on who you ask whether they are helpful or not. Work on your customer service</text:p>
      <text:p text:style-name="P1">compound: 0.4215, </text:p>
      <text:p text:style-name="P1">neg: 0.0, </text:p>
      <text:p text:style-name="P1">neu: 0.891, </text:p>
      <text:p text:style-name="P1">pos: 0.109, </text:p>
      <text:p text:style-name="P1">RT jetairways expands #codesharepact with KenyaAirways </text:p>
      <text:p text:style-name="P1">https://t.co/257i4FuYhf follow Letscontree</text:p>
      <text:p text:style-name="P1">compound: 0.1027, </text:p>
      <text:p text:style-name="P1">neg: 0.0, </text:p>
      <text:p text:style-name="P1">neu: 0.851, </text:p>
      <text:p text:style-name="P1">pos: 0.14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20:36:35.167902051</meta:creation-date>
    <meta:editing-duration>PT30M24S</meta:editing-duration>
    <meta:editing-cycles>14</meta:editing-cycles>
    <meta:generator>LibreOffice/5.1.4.2$Linux_X86_64 LibreOffice_project/10m0$Build-2</meta:generator>
    <dc:date>2016-12-06T20:09:59.434485670</dc:date>
    <meta:document-statistic meta:table-count="0" meta:image-count="0" meta:object-count="0" meta:page-count="17" meta:paragraph-count="759" meta:word-count="3539" meta:character-count="22929" meta:non-whitespace-character-count="19566"/>
  </office:meta>
</office:document-meta>
</file>